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co1" style:family="table-column">
      <style:table-column-properties style:column-width="3.703cm" style:use-optimal-column-width="false"/>
    </style:style>
    <style:style style:name="co2" style:family="table-column">
      <style:table-column-properties style:column-width="4.468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3.591cm"/>
    </style:style>
    <style:style style:name="ro3" style:family="table-row">
      <style:table-row-properties style:row-height="2.481cm"/>
    </style:style>
    <style:style style:name="ro4" style:family="table-row">
      <style:table-row-properties style:row-height="1.371cm"/>
    </style:style>
    <style:style style:name="ce1" style:family="table-cell">
      <style:graphic-properties draw:fill="solid" draw:fill-color="#dddddd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color="#0066cc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9933" fo:font-size="14pt" style:font-size-asian="14pt" style:font-size-complex="14pt"/>
    </style:style>
    <style:style style:name="T4" style:family="text">
      <style:text-properties fo:color="#009900" fo:font-size="14pt" style:font-size-asian="14pt" style:font-size-complex="14pt"/>
    </style:style>
    <style:style style:name="T5" style:family="text">
      <style:text-properties fo:color="#3399ff"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3.702cm" svg:height="4.563cm" svg:x="8.829cm" svg:y="8.6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</text:p>
              </table:table-cell>
            </table:table-row>
            <table:table-row table:style-name="ro2">
              <table:table-cell table:style-name="ce2">
                <text:p><text:span text:style-name="T1">id_user</text:span></text:p>
                <text:p><text:span text:style-name="T2">Email</text:span></text:p>
                <text:p><text:span text:style-name="T2">Firstname</text:span></text:p>
                <text:p><text:span text:style-name="T2">Lastname</text:span></text:p>
                <text:p><text:span text:style-name="T2">Password</text:span></text:p>
                <text:p><text:span text:style-name="T3">id_ro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467cm" svg:height="3.453cm" svg:x="14.982cm" svg:y="7.00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Connections</text:p>
              </table:table-cell>
            </table:table-row>
            <table:table-row table:style-name="ro3">
              <table:table-cell table:style-name="ce2">
                <text:p><text:span text:style-name="T2">id_connection</text:span></text:p>
                <text:p><text:span text:style-name="T1">id_owner</text:span></text:p>
                <text:p><text:span text:style-name="T1">id_user</text:span></text:p>
                <text:p><text:span text:style-name="T2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02cm" svg:height="2.343cm" svg:x="2.299cm" svg:y="11.3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Role</text:p>
              </table:table-cell>
            </table:table-row>
            <table:table-row table:style-name="ro4">
              <table:table-cell table:style-name="ce2">
                <text:p><text:span text:style-name="T4">id_role</text:span></text:p>
                <text:p><text:span text:style-name="T2">nam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02cm" svg:height="4.563cm" svg:x="15.729cm" svg:y="12.4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Transfer</text:p>
              </table:table-cell>
            </table:table-row>
            <table:table-row table:style-name="ro2">
              <table:table-cell table:style-name="ce2">
                <text:p><text:span text:style-name="T2">id_transfer</text:span></text:p>
                <text:p><text:span text:style-name="T2">amount</text:span></text:p>
                <text:p><text:span text:style-name="T1">id_receiver</text:span></text:p>
                <text:p><text:span text:style-name="T1">id_sender</text:span></text:p>
                <text:p><text:span text:style-name="T2">descriptio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702cm" svg:height="2.343cm" svg:x="2.32cm" svg:y="8.49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Balance</text:p>
              </table:table-cell>
            </table:table-row>
            <table:table-row table:style-name="ro4">
              <table:table-cell table:style-name="ce2">
                <text:p><text:span text:style-name="T5">id_user</text:span></text:p>
                <text:p><text:span text:style-name="T2">amount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1" draw:layer="layout" svg:x1="6cm" svg:y1="9.7cm" svg:x2="8.8cm" svg:y2="10.1cm">
          <text:p/>
        </draw:line>
        <draw:line draw:style-name="gr1" draw:text-style-name="P1" draw:layer="layout" svg:x1="6cm" svg:y1="13.1cm" svg:x2="8.8cm" svg:y2="13cm">
          <text:p/>
        </draw:line>
        <draw:line draw:style-name="gr1" draw:text-style-name="P1" draw:layer="layout" svg:x1="12.5cm" svg:y1="10.2cm" svg:x2="15cm" svg:y2="9.8cm">
          <text:p/>
        </draw:line>
        <draw:line draw:style-name="gr1" draw:text-style-name="P1" draw:layer="layout" svg:x1="12.5cm" svg:y1="12.8cm" svg:x2="15.8cm" svg:y2="15.3cm">
          <text:p/>
        </draw:line>
        <draw:frame draw:style-name="gr2" draw:text-style-name="P2" draw:layer="layout" svg:width="1.3cm" svg:height="0.725cm" svg:x="6.1cm" svg:y="9.1cm">
          <draw:text-box>
            <text:p text:style-name="P2"><text:span text:style-name="T6">1</text:span></text:p>
          </draw:text-box>
        </draw:frame>
        <draw:frame draw:style-name="gr2" draw:text-style-name="P2" draw:layer="layout" svg:width="1.3cm" svg:height="0.725cm" svg:x="8.2cm" svg:y="9.975cm">
          <draw:text-box>
            <text:p text:style-name="P2"><text:span text:style-name="T6">1</text:span></text:p>
          </draw:text-box>
        </draw:frame>
        <draw:frame draw:style-name="gr2" draw:text-style-name="P2" draw:layer="layout" svg:width="1.3cm" svg:height="0.725cm" svg:x="5.9cm" svg:y="12.5cm">
          <draw:text-box>
            <text:p text:style-name="P2"><text:span text:style-name="T6">1</text:span></text:p>
          </draw:text-box>
        </draw:frame>
        <draw:frame draw:style-name="gr2" draw:text-style-name="P2" draw:layer="layout" svg:width="1.3cm" svg:height="0.725cm" svg:x="7.9cm" svg:y="12.975cm">
          <draw:text-box>
            <text:p text:style-name="P2"><text:span text:style-name="T6">1,n</text:span></text:p>
          </draw:text-box>
        </draw:frame>
        <draw:frame draw:style-name="gr2" draw:text-style-name="P2" draw:layer="layout" svg:width="1.3cm" svg:height="0.725cm" svg:x="12.4cm" svg:y="9.6cm">
          <draw:text-box>
            <text:p text:style-name="P2"><text:span text:style-name="T6">1</text:span></text:p>
          </draw:text-box>
        </draw:frame>
        <draw:frame draw:style-name="gr2" draw:text-style-name="P2" draw:layer="layout" svg:width="1.3cm" svg:height="0.725cm" svg:x="14cm" svg:y="9.775cm">
          <draw:text-box>
            <text:p text:style-name="P2"><text:span text:style-name="T6">1,n</text:span></text:p>
          </draw:text-box>
        </draw:frame>
        <draw:frame draw:style-name="gr2" draw:text-style-name="P2" draw:layer="layout" svg:width="1.3cm" svg:height="0.725cm" svg:x="14.8cm" svg:y="15.1cm">
          <draw:text-box>
            <text:p text:style-name="P2"><text:span text:style-name="T6">1,n</text:span></text:p>
          </draw:text-box>
        </draw:frame>
        <draw:frame draw:style-name="gr2" draw:text-style-name="P2" draw:layer="layout" svg:width="1.3cm" svg:height="0.725cm" svg:x="12.4cm" svg:y="12.375cm">
          <draw:text-box>
            <text:p text:style-name="P2"><text:span text:style-name="T6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16T16:01:24.75</meta:creation-date>
    <dc:date>2022-10-14T10:19:35.76</dc:date>
    <meta:editing-duration>PT24M54S</meta:editing-duration>
    <meta:editing-cycles>2</meta:editing-cycles>
    <meta:generator>OpenOffice/4.1.9$Win32 OpenOffice.org_project/419m1$Build-9805</meta:generator>
    <meta:document-statistic meta:object-count="17"/>
  </office:meta>
</office:document-meta>
</file>